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low me …</text:p>
          </table:table-cell>
          <table:table-cell table:formula="of:=COM.MICROSOFT.CONCAT(CHAR(34);[.B42];CHAR(34))" office:value-type="string" office:string-value="&quot;Follow me …&quot;" calcext:value-type="string">
            <text:p>"Follow me …"</text:p>
          </table:table-cell>
          <table:table-cell office:value-type="string" calcext:value-type="string">
            <text:p>Fol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 office:value-type="string" calcext:value-type="string">
            <text:p>Wind 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 office:value-type="string" calcext:value-type="string">
            <text:p>Map of He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 office:value-type="string" calcext:value-type="string">
            <text:p>Bike a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 office:value-type="string" calcext:value-type="string">
            <text:p>Why you call me ugly_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 office:value-type="string" calcext:value-type="string">
            <text:p>Castle keep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 office:value-type="string" calcext:value-type="string">
            <text:p>Outside the win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 office:value-type="string" calcext:value-type="string">
            <text:p>Out of the bott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 office:value-type="string" calcext:value-type="string">
            <text:p>Port with cast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 office:value-type="string" calcext:value-type="string">
            <text:p>Summer_s e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 office:value-type="string" calcext:value-type="string">
            <text:p>Play with sharp thing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 office:value-type="string" calcext:value-type="string">
            <text:p>Rosalita of the rock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 office:value-type="string" calcext:value-type="string">
            <text:p>Dee_litefully cute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 office:value-type="string" calcext:value-type="string">
            <text:p>Yummy bre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 office:value-type="string" calcext:value-type="string">
            <text:p>Kazaap_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 office:value-type="string" calcext:value-type="string">
            <text:p>Dweetmeller roa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 office:value-type="string" calcext:value-type="string">
            <text:p>Spinning g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 office:value-type="string" calcext:value-type="string">
            <text:p>The ra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 office:value-type="string" calcext:value-type="string">
            <text:p>Moon traff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 office:value-type="string" calcext:value-type="string">
            <text:p>Midnight visit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 office:value-type="string" calcext:value-type="string">
            <text:p>Cornwall the Dragon</text:p>
          </table:table-cell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 office:value-type="string" calcext:value-type="string">
            <text:p>What was that_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 office:value-type="string" calcext:value-type="string">
            <text:p>Weird times at libr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 office:value-type="string" calcext:value-type="string">
            <text:p>Revenge of the Pharao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 office:value-type="string" calcext:value-type="string">
            <text:p>Evil shad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 office:value-type="string" calcext:value-type="string">
            <text:p>Bounty hunter_s pri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 office:value-type="string" calcext:value-type="string">
            <text:p>Definitely weird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 office:value-type="string" calcext:value-type="string">
            <text:p>Eavesdropp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 office:value-type="string" calcext:value-type="string">
            <text:p>Watching 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 office:value-type="string" calcext:value-type="string">
            <text:p>Monster d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 office:value-type="string" calcext:value-type="string">
            <text:p>I dare you to enter_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 office:value-type="string" calcext:value-type="string">
            <text:p>Watch your step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 office:value-type="string" calcext:value-type="string">
            <text:p>Which is forged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 office:value-type="string" calcext:value-type="string">
            <text:p>Ice into water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 office:value-type="string" calcext:value-type="string">
            <text:p>Buggy Hol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 office:value-type="string" calcext:value-type="string">
            <text:p>Jewel thie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 office:value-type="string" calcext:value-type="string">
            <text:p>Just a doll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 office:value-type="string" calcext:value-type="string">
            <text:p>Ripped off_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 office:value-type="string" calcext:value-type="string">
            <text:p>Who_s there_</text:p>
          </table:table-cell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 office:value-type="string" calcext:value-type="string">
            <text:p>Kissy kis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 office:value-type="string" calcext:value-type="string">
            <text:p>The gi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 office:value-type="string" calcext:value-type="string">
            <text:p>Ketchup lo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 office:value-type="string" calcext:value-type="string">
            <text:p>Frosty morn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 office:value-type="string" calcext:value-type="string">
            <text:p>Seaside t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 office:value-type="string" calcext:value-type="string">
            <text:p>Ve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 office:value-type="string" calcext:value-type="string">
            <text:p>Valentine_s arriv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 office:value-type="string" calcext:value-type="string">
            <text:p>Summer sweetheart</text:p>
          </table:table-cell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22:14:56.326000000</dc:date>
    <meta:editing-duration>PT4H38M8S</meta:editing-duration>
    <meta:editing-cycles>21</meta:editing-cycles>
    <meta:generator>LibreOffice/7.2.5.2$Windows_X86_64 LibreOffice_project/499f9727c189e6ef3471021d6132d4c694f357e5</meta:generator>
    <meta:document-statistic meta:table-count="8" meta:cell-count="766" meta:object-count="0"/>
  </office:meta>
</office:document-meta>
</file>